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color="#1155cc" style:text-underline-style="solid" style:text-underline-width="auto" style:text-underline-color="font-color"/>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ywiad z Akili-Amethyst</text:p>
      <text:p text:style-name="P1"><text:a xlink:type="simple" xlink:href="http://www.akili-amethyst.deviantart.com/" text:style-name="Internet_20_link" text:visited-style-name="Visited_20_Internet_20_Link">www</text:a><text:a xlink:type="simple" xlink:href="http://www.akili-amethyst.deviantart.com/" text:style-name="Internet_20_link" text:visited-style-name="Visited_20_Internet_20_Link">.</text:a><text:a xlink:type="simple" xlink:href="http://www.akili-amethyst.deviantart.com/" text:style-name="Internet_20_link" text:visited-style-name="Visited_20_Internet_20_Link">akili</text:a><text:a xlink:type="simple" xlink:href="http://www.akili-amethyst.deviantart.com/" text:style-name="Internet_20_link" text:visited-style-name="Visited_20_Internet_20_Link">-</text:a><text:a xlink:type="simple" xlink:href="http://www.akili-amethyst.deviantart.com/" text:style-name="Internet_20_link" text:visited-style-name="Visited_20_Internet_20_Link">amethyst</text:a><text:a xlink:type="simple" xlink:href="http://www.akili-amethyst.deviantart.com/" text:style-name="Internet_20_link" text:visited-style-name="Visited_20_Internet_20_Link">.</text:a><text:a xlink:type="simple" xlink:href="http://www.akili-amethyst.deviantart.com/" text:style-name="Internet_20_link" text:visited-style-name="Visited_20_Internet_20_Link">deviantart</text:a><text:a xlink:type="simple" xlink:href="http://www.akili-amethyst.deviantart.com/" text:style-name="Internet_20_link" text:visited-style-name="Visited_20_Internet_20_Link">.</text:a><text:a xlink:type="simple" xlink:href="http://www.akili-amethyst.deviantart.com/" text:style-name="Internet_20_link" text:visited-style-name="Visited_20_Internet_20_Link">com</text:a></text:p>
      <text:p text:style-name="P2"/>
      <text:p text:style-name="P1">Akili to jedna z najważniejszych artystek naszego fandomu. Jej słynny „Stained Glass Project”, zwany popularnie „witrażami”, wdarł się szturmem na salony wszystkich blogów i przeglądów. Chyba ciężko znaleźć kogoś, kto nie znałby tych charakterystycznych, okrągłych wzorów. Wielu z nas ma takie przypinki i bardzo je lubi. W pewnych kręgach to zapewne przypinkowe wydanie owych prac przyczyniło się do sukcesu artystki, w końcu pasują one idealnie.</text:p>
      <text:p text:style-name="P1"><text:tab/></text:p>
      <text:p text:style-name="P1">W tekście pominięto emotikonki, których nasadziliśmy ogromną ilość. W rzeczywistości rozmowa nie była taka poważna.</text:p>
      <text:p text:style-name="P1"/>
      <text:p text:style-name="P1">SPIDIvonMARDER: Dla wielu bronies twoje obrazy są pierwszym spotkaniem z profesjonalną sztuką. Jak się z tym czujesz?</text:p>
      <text:p text:style-name="P1"/>
      <text:p text:style-name="P1">Akili Amethyst: Jestem szczęśliwa, że moja sztuka jest dla wielu profesjonalna, ale jestem także nieco tym zaskoczona. Nie uważam, żeby moje prace były jakieś wyjątkowe. A jeśli już, to są raczej „niszowe” – ponieważ są inspirowane grą Kingdom Hearts, są mocno specyficzne. Zatem jest to dla mnie trochę dziwne, iż nagle zyskało to taką popularność.</text:p>
      <text:p text:style-name="P1"/>
      <text:p text:style-name="P1">SvM: Mogę zaryzykować stwierdzenie, że twój przypinkowy projekt “Stained Glass Project” jest twym produktem flagowym, czymś w rodzaju Twojej marki. Opisz proszę, czy spodziewałaś się tego, podejmując to przedsięwzięcie?</text:p>
      <text:p text:style-name="P1"/>
      <text:p text:style-name="P1">AA: Nigdy nie miałam takich intencji, aby witraże były moją „marką”. To wyszło naturalnie, ponieważ lubiłam je rysować. Właściwie to nie była moja „marka”, nim nie zaczęłam rysować w ten sposób kucyków. Pierwotnie zaczęłam z księżniczkami Disneya, szczególnie z dwiema Księżniczkami Serc, które w grze nie miały swoich witraży. Zaczęłam robić je także z innymi postaciami i w sumie samo się rozkręciło! Próbowałam rysować tez inne serie, ale one się nie przyjęły.</text:p>
      <text:p text:style-name="P1"/>
      <text:p text:style-name="P1">SvM: Jak widzimy, kucyki są najpopularniejszymi bohaterkami witrażami.</text:p>
      <text:p text:style-name="P1"/>
      <text:p text:style-name="P1">AA: Absolutnie! (śmiech) To jednak nie powstrzymuje mnie od poświęcania uwagi innym rzeczom, których również jestem fanką.</text:p>
      <text:p text:style-name="P1"/>
      <text:p text:style-name="P1">SvM: Kolejne ryzykowne stwierdzenie, ale sądzę, że prawdziwe: witraże to jedne z najpopularniejszych wzorów na przypinki w Europie (a na pewno w Polsce). Zatem można rzec, że twoje prace reprezentują fandom. Bronies rozpoznają się dzięki nim na ulicy. Czy spodziewałaś się tego, że staniesz się reprezentacją fandomu?</text:p>
      <text:p text:style-name="P1"/>
      <text:p text:style-name="P1">AA: Okropnie się zarumieniłam. Jeśli to prawda, to jestem wzruszona i zaszczycona.<text:tab/>Szczerze mówiąc, kucykowe witraże miały być humorystyczne w porównaniu do Księżniczek Serc. Ale przyłożyłam się i ludziom się to spodobało, mimo że wcale nie znali <text:soft-page-break/>Kingdom Hearts. A wracając do pytania – nie, nigdy nie miałam takiego zamysłu, ale to fantastyczne, że moje prace stały się istotną częścią kultury bronies! Mogę Wam za to tylko dziękować!</text:p>
      <text:p text:style-name="P1"/>
      <text:p text:style-name="P1">SvM: Czy często spotykasz się ze swoimi pracami na konwentach, ponymeetach itd.?</text:p>
      <text:p text:style-name="P1"/>
      <text:p text:style-name="P1">AA: Ja nie, ale moi znajomi tak! Myślę, że mieszkam w tej części USA, gdzie nie ma wielu bronies, więc spotkanie któregoś na ulicy to wielki fart.</text:p>
      <text:p text:style-name="P1"/>
      <text:p text:style-name="P1">SvM: To nieco dziwne... nie ma wielu bronies? W Europie panuje przekonanie, że w USA oni są chyba wszędzie.</text:p>
      <text:p text:style-name="P1"/>
      <text:p text:style-name="P1">AA: Żyję w rolniczej części Maine, gdzie ciężko o miejsce dla geeków. Nie ma billboardów, wysokie budynki to rzadkość, a dystans między znajomymi to czasem wiele godzin podróży! Inaczej jest, kiedy mieszkasz w dużym mieście, jak Boston czy Nowy Jork – tam kucykowe koszulki można spotkać na pewno częściej.</text:p>
      <text:p text:style-name="P1"/>
      <text:p text:style-name="P1">SvM: Tak samo jest tutaj, lecz słyszałem od rosyjskiego fandomu, że tam grupy MLP egzystują jedynie w wielkich miastach, jak Moskwa czy Wołgograd. Na szczęście u nas w małych miastach fandomy też są żywe.</text:p>
      <text:p text:style-name="P1"/>
      <text:p text:style-name="P1">AA: Jesteśmy żywym przykładem, prawda?</text:p>
      <text:p text:style-name="P1"/>
      <text:p text:style-name="P1">SvM: Zaiste. Mam to szczęście, że żyję w jednym z większych miast i nasz fandom jest „strong like horses”... czy coś... nieważne. Czy nie jesteś znudzona projektem? Witraże, witraże, ciągle tylko te witraże. Może myślałaś o czymś naprawdę nowym?</text:p>
      <text:p text:style-name="P1"/>
      <text:p text:style-name="P1">AA: Tak, trochę mnie to znudziło, a nawet na początku sfrustrowało, kiedy próbowałam znaleźć najlepszą technikę tworzenia obrazków. Teraz jest lepiej. To moja pasja i już ją ogarniam. Jak mówiłam, zawsze szukam najlepszej drogi do przełamania własnych form: nowe pozy, inne ujęcia, nowe bazy dla witraży.</text:p>
      <text:p text:style-name="P1"/>
      <text:p text:style-name="P1">SvM: Co jest dla ciebie inspiracją? Muzyka, filmy, ludzie czy coś innego?</text:p>
      <text:p text:style-name="P1"/>
      <text:p text:style-name="P1">AA: Jak mówiłam, Kingdom Hearts to moja największa inspiracja, jak również serial MLP. To zupełna obsesja, która motywuje mnie do rysowania. Lubię też twórczość innych bronies na DeviantArt. Wychodzi na to, że inspirują mnie cudze pasje. Słucham też muzyki fandomowej w czasie pracy, gdyż utrzymuje mnie we właściwym nastroju.</text:p>
      <text:p text:style-name="P1"/>
      <text:p text:style-name="P1">SvM: Widzisz siebie jako artystkę czy rzemieślniczkę? Ktoś może powiedzieć, że twoje prace są doskonałe, ale bardzo do siebie podobne. Ktoś inny znajdzie w nich pewne ujmujące cechy.</text:p>
      <text:p text:style-name="P1"/>
      <text:p text:style-name="P1">AA: Powiedziałabym, że artystka. Mimo tego, iż moja sztuka wymaga wielkiej koncentracji i sporych umiejętności, to uważam, że to nie jest wystarczające do bycia rzemieślnikiem. Według <text:soft-page-break/>mnie rzemieślnik to ktoś w rodzaju mistrza, podczas gdy artysta to hobbysta, ktoś półprofesjonalny. Nie czuję się mistrzem. Kiedy chodzi o sztukę, w pełni spodziewam się różnego punktu widzenia u ludzi. Definicja sztuki polega na tym, że można ją poddać jakiejś interpretacji. Kiedy przemawia do ciebie, jest głęboka, wywołuje uśmiech lub oburzenie, nawet jeśli wkurza! To mój cel, który daje mi satysfakcję.</text:p>
      <text:p text:style-name="P1"/>
      <text:p text:style-name="P1">SvM: Masz coś wspólnego z muzyką? Na przykład obrazki dedykowane piosenkom? Może fandomowym?</text:p>
      <text:p text:style-name="P1"/>
      <text:p text:style-name="P1">AA: Nie, ale moje obrazki dobrze współgrają z muzyką fandomową (jestem zaszczycona, jeśli jakiś artysta użyje mojego arta jako covera na Youtube!). Myślę, że byłoby mi trudno współpracować z muzykiem, gdyż wolę tworzyć coś abstrakcyjnego. Przypuszczam, że abstrakcja przenosi więcej emocji, tak jak muzyka. Zatem mój zwykły styl jest zbyt specyficzny i subiektywny.</text:p>
      <text:p text:style-name="P1"/>
      <text:p text:style-name="P1">SvM: Widziałaś kiedyś, żeby twoi fani zrobili fanarta lepszego od oryginału (chodzi o witraże)?</text:p>
      <text:p text:style-name="P1"><text:tab/></text:p>
      <text:p text:style-name="P1">AA: Cóż, nie wiem, czy w ogóle kiedykolwiek widziałam fanarty moich obrazków. Zauważam jednak, że ludzie używają moich szablonów i kolorowanek. Niektóre są naprawdę świetne! Widzę, jak rysują moją ponysonę i to zawsze wywołuje u mnie uśmiech! Ponadto nie wiem, co masz na myśli, mówiąc „lepsze”; moim zdaniem pasja i zaangażowanie włożone w rysunek są ważniejsze od umiejętności. Trudno jest dostrzec ilość wysiłku włożonego w sztukę.</text:p>
      <text:p text:style-name="P1"/>
      <text:p text:style-name="P1">SvM: Kto jest Twoim ulubionym kucykiem i czemu?</text:p>
      <text:p text:style-name="P1"/>
      <text:p text:style-name="P1">AA: Czy mogę wymienić swoje trzy ulubienice? Księżniczka Luna. Pisałam w swoim dzienniku na DeviantArt, czemu ją uwielbiam. Cenię motyw, w którym popełniła błąd mogący zrujnować jej życie i to zostało jej wybaczone. Najtrudniej jest wybaczyć samemu sobie. Może to po prostu moje odczucie, ale naprawdę widać w niej wewnętrzną walkę przez cały serial. Naprawdę widać, że nad sobą pracuje. Także Rarity z Mane 6, ponieważ jest artystką jak ja. Odcinek „Suited for Success” był dla mnie jak autopsja. Kocham też Cutie Mark Crusaders (sorry, wychodzi teraz 5 kucyków, ale one są dla mnie jak jeden!). Bardzo się z nimi identyfikuję. Wiem, że wielu z nas także czuje, że nie może znaleźć swojego miejsca na świecie. Tak sobie myślę, aby zrobić ponysonę, która należałaby do ich powiększonego klubu. Ale wtedy nie mogłaby być dorosłym kucykiem...</text:p>
      <text:p text:style-name="P1"/>
      <text:p text:style-name="P1">SvM: Luna... widać po Twoich pracach, że często się tam pojawia. Czy jest jakąś specjalną inspiracją?</text:p>
      <text:p text:style-name="P1"/>
      <text:p text:style-name="P1">AA: A czy Twój ulubiony bohater nią nie jest?</text:p>
      <text:p text:style-name="P1"/>
      <text:p text:style-name="P1">SvM: Dla mnie? No jasne, ale ludzie są różni...</text:p>
      <text:p text:style-name="P1"/>
      <text:p text:style-name="P1"><text:soft-page-break/>AA: Niestety, nie pojawia się w serialu zbyt często, więc nie ma z niej aż tyle inspiracji, ile bym chciała.</text:p>
      <text:p text:style-name="P1"/>
      <text:p text:style-name="P1">SvM: No tak, ale mamy teraz pewną specjalną piosenkę...</text:p>
      <text:p text:style-name="P1"/>
      <text:p text:style-name="P1">AA: (piszczy)</text:p>
      <text:p text:style-name="P1"/>
      <text:p text:style-name="P1">SvM: W fandomie wielu artystów narzeka na niepłacących kontrahentów, którzy sprzedają ich sztukę w formie np. przypinek i nie dzielą się zyskiem z twórcą obrazków. Spotkałaś się z czymś takim? Czy to jest powszechne?</text:p>
      <text:p text:style-name="P1"/>
      <text:p text:style-name="P1">AA: Nie za bardzo. Mam wiele zapytań o darmowe prace i na niewiele z nich odpowiadam. Kiedyś byłam niezorganizowana i nie wiem, czy ktoś mi nie zapłacił, a ja to przeoczyłam. Wierzę słowu honoru bronego. Teraz bardziej się pilnuję. Natomiast często spotykam się z ludźmi, którzy wyszukują moje obrazki i sprzedają bez pytania mnie o zgodę. To bardzo irytujące. To tak jakby mnie nie szanowali. I chyba nikogo w ogóle.</text:p>
      <text:p text:style-name="P1"/>
      <text:p text:style-name="P1">SvM: Czy będziesz rysowała witraż z Daring Do?</text:p>
      <text:p text:style-name="P1"/>
      <text:p text:style-name="P1">AA: Jest na mojej liście!</text:p>
      <text:p text:style-name="P1"/>
      <text:p text:style-name="P1">SvM: Czy planujesz nowe wzory związane z finałem 4 sezonu?</text:p>
      <text:p text:style-name="P1"/>
      <text:p text:style-name="P1">AA: O tak! Muszę zrobić witraż z czarnym charakterem. Jest zbyt epicki aby go pominąć! Chciałabym też coś zrobić z tęczową Mane 6. Marzy mi się także coś niestandardowego.</text:p>
      <text:p text:style-name="P1"/>
      <text:p text:style-name="P1">SvM: Jak dużo czasu potrzebujesz na jeden witraż?</text:p>
      <text:p text:style-name="P1"/>
      <text:p text:style-name="P1">AA: Parę godzin. Ale ponieważ potrzebuję przerw na jedzenie i odetchnięcie, przy wypełnieniu jednego szablonu schodzi kilka dni. I to kiedy mam natchnienie i pracuję jak maniak!</text:p>
      <text:p text:style-name="P1"/>
      <text:p text:style-name="P1">SvM: Zamówienia są dla ciebie „kolejnym zleceniem” czy też wiążesz się z nimi emocjonalnie?</text:p>
      <text:p text:style-name="P1"/>
      <text:p text:style-name="P1">AA: W każde wkładam trochę serca. Wiem, że wiele ono znaczy dla klienta i chciałabym to zrobić jak najlepiej. Nigdy nie wrzucam w zamówienie niczego losowo. Nie mogłabym wtedy spokojnie spać.</text:p>
      <text:p text:style-name="P1"/>
      <text:p text:style-name="P1">SvM: Jeśli mogłabyś zmienić swój talent w jakiś inny, to w jaki?</text:p>
      <text:p text:style-name="P1"/>
      <text:p text:style-name="P1">AA: Definitywnie muzyka. W liceum uczyłam się gry na pianinie, ale nuty wciąż stanowią dla mnie łamigłówkę, w którą wgapiam się godzinami. Nie umiem komponować. W grafice możesz coś obejrzeć i iść dalej, a muzyka doświadczenie ponadczasowe. Nie zabiera za dużo przestrzeni, kiedy jest nagrana, więc można jej doświadczać zawsze i wszędzie. Może być wielka i słuchana przez wiele osób równocześnie. Kocham to i zazdroszczę tego muzykom.</text:p>
      <text:p text:style-name="P1"><text:soft-page-break/></text:p>
      <text:p text:style-name="P1">SvM: Jakich używasz narzędzi do pracy?</text:p>
      <text:p text:style-name="P1"/>
      <text:p text:style-name="P1">AA: Klawiatura, myszka i Adobe Photoshop CS4. Przy trudniejszych rzeczach – tablet.</text:p>
      <text:p text:style-name="P1"/>
      <text:p text:style-name="P1">SvM: Planujesz odwiedzać europejskie fandomy? Zapraszamy do Polski!</text:p>
      <text:p text:style-name="P1"/>
      <text:p text:style-name="P1">AA: Chciałabym znowu ujrzeć Europę! Byłam tam zanim zostałam pegasis. Sądzę, że byłoby super spotkać bronies i geeków z waszych krajów. Może któregoś razu będę w stanie kupić bilet, lecz niestety nie w najbliższym czasie. Jestem bezrobotna. W tym punkcie mojego życia podróż gdziekolwiek to jak wycieczka na księżyc. Nawet na Zachodnie Wybrzeże. Pamiętam, że nie znałam języka kraju, który odwiedziłam i czułam się jak odludek. Szczerze, to trochę boję się Polski z tego powodu. Ale chciałabym z wami zaśpiewać „Mam Tę Moc” (ściągnęłam 17 wersji językowych!)!</text:p>
      <text:p text:style-name="P1"/>
      <text:p text:style-name="P1">SvM: Potrzebowałem trochę czasu, aby skontaktować, że „Mam Tę Moc” to „Let it Go” z Frozen. Nie martw się, tutaj wszyscy mówią po angielsku. Chętnie z Tobą zaśpiewamy jeśli będzie okaz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6T02:58:31.508000000</dc:date>
    <meta:editing-duration>PT2H44M59S</meta:editing-duration>
    <meta:document-statistic meta:table-count="0" meta:image-count="0" meta:object-count="0" meta:page-count="5" meta:paragraph-count="55" meta:word-count="1614" meta:character-count="10431" meta:non-whitespace-character-count="8864"/>
  </office:meta>
</office:document-meta>
</file>